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8e80" officeooo:paragraph-rsid="00188e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ads</text:h>
      <text:p text:style-name="P1">We start by removing the exact duplicated data</text:p>
      <text:p text:style-name="P1"/>
      <text:p text:style-name="P1">date_of_last_request</text:p>
      <text:p text:style-name="P1">common format (date|str -&gt; common forma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1T14:43:33.888722200</meta:creation-date>
    <dc:date>2026-01-01T14:45:30.400297200</dc:date>
    <meta:editing-duration>PT1M58S</meta:editing-duration>
    <meta:editing-cycles>1</meta:editing-cycles>
    <meta:document-statistic meta:table-count="0" meta:image-count="0" meta:object-count="0" meta:page-count="1" meta:paragraph-count="4" meta:word-count="16" meta:character-count="112" meta:non-whitespace-character-count="100"/>
    <meta:generator>LibreOffice/25.8.4.2$Windows_X86_64 LibreOffice_project/290daaa01b999472f0c7a3890eb6a550fd74c6df</meta:generator>
  </office:meta>
</office:document-meta>
</file>